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71e" officeooo:paragraph-rsid="00234051"/>
    </style:style>
    <style:style style:name="P2" style:family="paragraph" style:parent-style-name="Standard">
      <style:paragraph-properties fo:text-align="start" style:justify-single-word="false"/>
      <style:text-properties officeooo:rsid="001cb71e" officeooo:paragraph-rsid="00234051"/>
    </style:style>
    <style:style style:name="P3" style:family="paragraph" style:parent-style-name="Standard">
      <style:text-properties officeooo:rsid="001cb71e" officeooo:paragraph-rsid="002e659b"/>
    </style:style>
    <style:style style:name="P4" style:family="paragraph" style:parent-style-name="Standard">
      <style:text-properties officeooo:rsid="001cb71e" officeooo:paragraph-rsid="00319c8f"/>
    </style:style>
    <style:style style:name="P5" style:family="paragraph" style:parent-style-name="Standard">
      <style:text-properties officeooo:rsid="001cb71e" officeooo:paragraph-rsid="0035613c"/>
    </style:style>
    <style:style style:name="P6" style:family="paragraph" style:parent-style-name="Standard">
      <style:text-properties officeooo:rsid="001cb71e" officeooo:paragraph-rsid="00234051"/>
    </style:style>
    <style:style style:name="P7" style:family="paragraph" style:parent-style-name="Standard">
      <style:text-properties officeooo:rsid="001cb71e" officeooo:paragraph-rsid="00671d1f"/>
    </style:style>
    <style:style style:name="P8" style:family="paragraph" style:parent-style-name="Standard">
      <style:text-properties officeooo:rsid="001cb71e" officeooo:paragraph-rsid="0067c8e8"/>
    </style:style>
    <style:style style:name="P9" style:family="paragraph" style:parent-style-name="Standard">
      <style:text-properties officeooo:rsid="001cb71e" officeooo:paragraph-rsid="006b801c"/>
    </style:style>
    <style:style style:name="P10" style:family="paragraph" style:parent-style-name="Standard">
      <style:text-properties officeooo:rsid="001cb71e" officeooo:paragraph-rsid="006c44dd"/>
    </style:style>
    <style:style style:name="P11" style:family="paragraph" style:parent-style-name="Standard">
      <style:paragraph-properties fo:text-align="center" style:justify-single-word="false"/>
      <style:text-properties style:font-name="Liberation Mono" officeooo:rsid="001d0805" officeooo:paragraph-rsid="001d0805"/>
    </style:style>
    <style:style style:name="P12" style:family="paragraph" style:parent-style-name="Standard">
      <style:paragraph-properties fo:text-align="center" style:justify-single-word="false"/>
      <style:text-properties style:font-name="Liberation Mono" officeooo:rsid="001d0805" officeooo:paragraph-rsid="001ed471"/>
    </style:style>
    <style:style style:name="P13" style:family="paragraph" style:parent-style-name="Standard">
      <style:text-properties style:font-name="Liberation Mono" officeooo:rsid="001d0805" officeooo:paragraph-rsid="001d0805"/>
    </style:style>
    <style:style style:name="P14" style:family="paragraph" style:parent-style-name="Standard">
      <style:text-properties style:font-name="Liberation Mono" officeooo:rsid="001d0805" officeooo:paragraph-rsid="0020c822"/>
    </style:style>
    <style:style style:name="P15" style:family="paragraph" style:parent-style-name="Standard">
      <style:text-properties style:font-name="Liberation Mono" officeooo:rsid="001d0805" officeooo:paragraph-rsid="004a83a9"/>
    </style:style>
    <style:style style:name="P16" style:family="paragraph" style:parent-style-name="Standard">
      <style:text-properties style:font-name="Liberation Mono" officeooo:rsid="001d0805" officeooo:paragraph-rsid="006fb363"/>
    </style:style>
    <style:style style:name="P17" style:family="paragraph" style:parent-style-name="Standard">
      <style:paragraph-properties fo:text-align="center" style:justify-single-word="false"/>
      <style:text-properties style:font-name="Liberation Mono" officeooo:rsid="001cb71e" officeooo:paragraph-rsid="001d0805"/>
    </style:style>
    <style:style style:name="P18" style:family="paragraph" style:parent-style-name="Standard">
      <style:text-properties style:font-name="Liberation Mono" officeooo:rsid="001cb71e" officeooo:paragraph-rsid="00368ee9"/>
    </style:style>
    <style:style style:name="P19" style:family="paragraph" style:parent-style-name="Standard">
      <style:text-properties style:font-name="Liberation Mono" officeooo:rsid="001cb71e" officeooo:paragraph-rsid="0043d3b4"/>
    </style:style>
    <style:style style:name="P20" style:family="paragraph" style:parent-style-name="Standard">
      <style:text-properties style:font-name="Liberation Mono" officeooo:rsid="001cb71e" officeooo:paragraph-rsid="00671d1f"/>
    </style:style>
    <style:style style:name="P21" style:family="paragraph" style:parent-style-name="Standard">
      <style:text-properties style:font-name="Liberation Mono" officeooo:rsid="001cb71e" officeooo:paragraph-rsid="0067c8e8"/>
    </style:style>
    <style:style style:name="P22" style:family="paragraph" style:parent-style-name="Standard">
      <style:paragraph-properties fo:text-align="center" style:justify-single-word="false"/>
      <style:text-properties style:font-name="Liberation Mono" officeooo:rsid="0019406f" officeooo:paragraph-rsid="0019406f"/>
    </style:style>
    <style:style style:name="P23" style:family="paragraph" style:parent-style-name="Standard">
      <style:paragraph-properties fo:text-align="center" style:justify-single-word="false"/>
      <style:text-properties style:font-name="Liberation Mono" officeooo:rsid="0019406f" officeooo:paragraph-rsid="001ed471"/>
    </style:style>
    <style:style style:name="P24" style:family="paragraph" style:parent-style-name="Standard">
      <style:text-properties style:font-name="Liberation Mono" officeooo:rsid="0019406f" officeooo:paragraph-rsid="004a83a9"/>
    </style:style>
    <style:style style:name="P25" style:family="paragraph" style:parent-style-name="Standard">
      <style:text-properties style:font-name="Liberation Mono" officeooo:rsid="00205fab" officeooo:paragraph-rsid="00205fab"/>
    </style:style>
    <style:style style:name="P26" style:family="paragraph" style:parent-style-name="Standard">
      <style:text-properties style:font-name="Liberation Mono" officeooo:rsid="00205fab" officeooo:paragraph-rsid="00272ee0"/>
    </style:style>
    <style:style style:name="P27" style:family="paragraph" style:parent-style-name="Standard">
      <style:text-properties style:font-name="Liberation Mono" officeooo:rsid="00205fab" officeooo:paragraph-rsid="0020c822"/>
    </style:style>
    <style:style style:name="P28" style:family="paragraph" style:parent-style-name="Standard">
      <style:paragraph-properties fo:text-align="start" style:justify-single-word="false"/>
      <style:text-properties style:font-name="Liberation Mono" officeooo:rsid="00205fab" officeooo:paragraph-rsid="00272ee0"/>
    </style:style>
    <style:style style:name="P29" style:family="paragraph" style:parent-style-name="Standard">
      <style:paragraph-properties fo:text-align="center" style:justify-single-word="false"/>
      <style:text-properties style:font-name="Liberation Mono" officeooo:rsid="00205fab" officeooo:paragraph-rsid="00272ee0"/>
    </style:style>
    <style:style style:name="P30" style:family="paragraph" style:parent-style-name="Standard">
      <style:paragraph-properties fo:text-align="center" style:justify-single-word="false"/>
      <style:text-properties style:font-name="Liberation Mono" officeooo:rsid="00205fab" officeooo:paragraph-rsid="00522831"/>
    </style:style>
    <style:style style:name="P31" style:family="paragraph" style:parent-style-name="Standard">
      <style:text-properties style:font-name="Liberation Mono" officeooo:rsid="00205fab" officeooo:paragraph-rsid="006fb363"/>
    </style:style>
    <style:style style:name="P32" style:family="paragraph" style:parent-style-name="Standard">
      <style:text-properties style:font-name="Liberation Mono" officeooo:rsid="00205fab" officeooo:paragraph-rsid="006fbb83"/>
    </style:style>
    <style:style style:name="P33" style:family="paragraph" style:parent-style-name="Standard">
      <style:text-properties style:font-name="Liberation Mono" officeooo:rsid="0043cb5e" officeooo:paragraph-rsid="0043cb5e"/>
    </style:style>
    <style:style style:name="P34" style:family="paragraph" style:parent-style-name="Standard">
      <style:text-properties style:font-name="Liberation Mono" officeooo:rsid="004b60c4" officeooo:paragraph-rsid="004b60c4"/>
    </style:style>
    <style:style style:name="P35" style:family="paragraph" style:parent-style-name="Standard">
      <style:text-properties style:font-name="Liberation Mono" officeooo:rsid="004b60c4" officeooo:paragraph-rsid="006fb363"/>
    </style:style>
    <style:style style:name="P36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1d0805" officeooo:paragraph-rsid="004a83a9" style:font-size-asian="12pt" style:font-size-complex="12pt"/>
    </style:style>
    <style:style style:name="P37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paragraph-rsid="00522831" style:font-size-asian="12pt" style:font-size-complex="12pt"/>
    </style:style>
    <style:style style:name="P38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paragraph-rsid="006fbb83" style:font-size-asian="12pt" style:font-size-complex="12pt"/>
    </style:style>
    <style:style style:name="P39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1cb71e" officeooo:paragraph-rsid="00522831" style:font-size-asian="12pt" style:font-size-complex="12pt"/>
    </style:style>
    <style:style style:name="P40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1d0805" officeooo:paragraph-rsid="00575ff2" style:font-size-asian="12pt" style:font-size-complex="12pt"/>
    </style:style>
    <style:style style:name="P41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205fab" officeooo:paragraph-rsid="006fbb83" style:font-size-asian="12pt" style:font-size-complex="12pt"/>
    </style:style>
    <style:style style:name="P42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officeooo:paragraph-rsid="00522831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205fab" officeooo:paragraph-rsid="005880ea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205fab" officeooo:paragraph-rsid="00714603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205fab" officeooo:paragraph-rsid="00522831" style:font-size-asian="12pt" style:font-size-complex="12pt"/>
    </style:style>
    <style:style style:name="T1" style:family="text">
      <style:text-properties officeooo:rsid="0019406f"/>
    </style:style>
    <style:style style:name="T2" style:family="text">
      <style:text-properties officeooo:rsid="001cb71e"/>
    </style:style>
    <style:style style:name="T3" style:family="text">
      <style:text-properties officeooo:rsid="00205fab"/>
    </style:style>
    <style:style style:name="T4" style:family="text">
      <style:text-properties officeooo:rsid="00218f98"/>
    </style:style>
    <style:style style:name="T5" style:family="text">
      <style:text-properties officeooo:rsid="0022c93a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26b4ec"/>
    </style:style>
    <style:style style:name="T8" style:family="text">
      <style:text-properties style:font-name="Liberation Mono" officeooo:rsid="00272ee0"/>
    </style:style>
    <style:style style:name="T9" style:family="text">
      <style:text-properties style:font-name="Liberation Mono" officeooo:rsid="00205fab"/>
    </style:style>
    <style:style style:name="T10" style:family="text">
      <style:text-properties style:font-name="Liberation Mono" officeooo:rsid="002e659b"/>
    </style:style>
    <style:style style:name="T11" style:family="text">
      <style:text-properties style:font-name="Liberation Mono" officeooo:rsid="002fe249"/>
    </style:style>
    <style:style style:name="T12" style:family="text">
      <style:text-properties style:font-name="Liberation Mono" officeooo:rsid="0030c8b1"/>
    </style:style>
    <style:style style:name="T13" style:family="text">
      <style:text-properties style:font-name="Liberation Mono" officeooo:rsid="00319c8f"/>
    </style:style>
    <style:style style:name="T14" style:family="text">
      <style:text-properties style:font-name="Liberation Mono" officeooo:rsid="0033f1c0"/>
    </style:style>
    <style:style style:name="T15" style:family="text">
      <style:text-properties style:font-name="Liberation Mono" officeooo:rsid="0035613c"/>
    </style:style>
    <style:style style:name="T16" style:family="text">
      <style:text-properties style:font-name="Liberation Mono" officeooo:rsid="0038745c"/>
    </style:style>
    <style:style style:name="T17" style:family="text">
      <style:text-properties style:font-name="Liberation Mono" officeooo:rsid="0039814e"/>
    </style:style>
    <style:style style:name="T18" style:family="text">
      <style:text-properties style:font-name="Liberation Mono" officeooo:rsid="003bc426"/>
    </style:style>
    <style:style style:name="T19" style:family="text">
      <style:text-properties style:font-name="Liberation Mono" officeooo:rsid="003d43cd"/>
    </style:style>
    <style:style style:name="T20" style:family="text">
      <style:text-properties style:font-name="Liberation Mono" officeooo:rsid="003e44a6"/>
    </style:style>
    <style:style style:name="T21" style:family="text">
      <style:text-properties style:font-name="Liberation Mono" officeooo:rsid="00416ba4"/>
    </style:style>
    <style:style style:name="T22" style:family="text">
      <style:text-properties style:font-name="Liberation Mono" officeooo:rsid="00522831"/>
    </style:style>
    <style:style style:name="T23" style:family="text">
      <style:text-properties style:font-name="Liberation Mono" officeooo:rsid="005880ea"/>
    </style:style>
    <style:style style:name="T24" style:family="text">
      <style:text-properties style:font-name="Liberation Mono" officeooo:rsid="005c905d"/>
    </style:style>
    <style:style style:name="T25" style:family="text">
      <style:text-properties style:font-name="Liberation Mono" officeooo:rsid="00671d1f"/>
    </style:style>
    <style:style style:name="T26" style:family="text">
      <style:text-properties style:font-name="Liberation Mono" officeooo:rsid="006c44dd"/>
    </style:style>
    <style:style style:name="T27" style:family="text">
      <style:text-properties style:font-name="Liberation Mono" officeooo:rsid="006fb363"/>
    </style:style>
    <style:style style:name="T28" style:family="text">
      <style:text-properties style:font-name="Liberation Mono" officeooo:rsid="006fbb83"/>
    </style:style>
    <style:style style:name="T29" style:family="text">
      <style:text-properties style:font-name="Liberation Mono" officeooo:rsid="00714603"/>
    </style:style>
    <style:style style:name="T30" style:family="text">
      <style:text-properties style:font-name="Liberation Mono" officeooo:rsid="0071cdee"/>
    </style:style>
    <style:style style:name="T31" style:family="text">
      <style:text-properties officeooo:rsid="00272ee0"/>
    </style:style>
    <style:style style:name="T32" style:family="text">
      <style:text-properties officeooo:rsid="002a63be"/>
    </style:style>
    <style:style style:name="T33" style:family="text">
      <style:text-properties officeooo:rsid="0033f1c0"/>
    </style:style>
    <style:style style:name="T34" style:family="text">
      <style:text-properties officeooo:rsid="0040fe43"/>
    </style:style>
    <style:style style:name="T35" style:family="text">
      <style:text-properties officeooo:rsid="00432740"/>
    </style:style>
    <style:style style:name="T36" style:family="text">
      <style:text-properties officeooo:rsid="0046efc3"/>
    </style:style>
    <style:style style:name="T37" style:family="text">
      <style:text-properties fo:font-style="normal" fo:font-weight="normal"/>
    </style:style>
    <style:style style:name="T38" style:family="text">
      <style:text-properties fo:font-style="normal" fo:font-weight="normal" officeooo:rsid="00522831"/>
    </style:style>
    <style:style style:name="T39" style:family="text">
      <style:text-properties fo:font-style="normal" fo:font-weight="normal" officeooo:rsid="006fbb83"/>
    </style:style>
    <style:style style:name="T40" style:family="text">
      <style:text-properties officeooo:rsid="005a8fae"/>
    </style:style>
    <style:style style:name="T41" style:family="text">
      <style:text-properties officeooo:rsid="005c0145"/>
    </style:style>
    <style:style style:name="T42" style:family="text">
      <style:text-properties officeooo:rsid="005c905d"/>
    </style:style>
    <style:style style:name="T43" style:family="text">
      <style:text-properties officeooo:rsid="005e4244"/>
    </style:style>
    <style:style style:name="T44" style:family="text">
      <style:text-properties officeooo:rsid="00610564"/>
    </style:style>
    <style:style style:name="T45" style:family="text">
      <style:text-properties officeooo:rsid="0067c8e8"/>
    </style:style>
    <style:style style:name="T46" style:family="text">
      <style:text-properties officeooo:rsid="006a0f99"/>
    </style:style>
    <style:style style:name="T47" style:family="text">
      <style:text-properties officeooo:rsid="006fb363"/>
    </style:style>
    <style:style style:name="T48" style:family="text">
      <style:text-properties officeooo:rsid="006fbb83"/>
    </style:style>
    <style:style style:name="T49" style:family="text">
      <style:text-properties officeooo:rsid="0070d468"/>
    </style:style>
    <style:style style:name="T50" style:family="text">
      <style:text-properties officeooo:rsid="00714603"/>
    </style:style>
    <style:style style:name="T51" style:family="text">
      <style:text-properties officeooo:rsid="0071cd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2">#</text:span>----------<text:span text:style-name="T2">Create Faculty Table----------</text:span></text:p>
      <text:p text:style-name="P22"/>
      <text:p text:style-name="P16">CREAT<text:span text:style-name="T3">E</text:span> TABLE <text:span text:style-name="T47">faculty</text:span> <text:span text:style-name="T1">(</text:span></text:p>
      <text:p text:style-name="P13"><text:tab/><text:span text:style-name="T34">id</text:span> int(11) <text:span text:style-name="T4">NOT NULL AUTO_INCREMENT</text:span>,</text:p>
      <text:p text:style-name="P13"><text:span text:style-name="T1"><text:tab/>username </text:span>varchar(100)<text:span text:style-name="T1">, </text:span></text:p>
      <text:p text:style-name="P13"><text:span text:style-name="T1"><text:tab/>email </text:span>varchar(100)<text:span text:style-name="T1">, </text:span></text:p>
      <text:p text:style-name="P13"><text:span text:style-name="T1"><text:tab/>password </text:span>varchar(100)<text:span text:style-name="T1">, </text:span></text:p>
      <text:p text:style-name="P13"><text:span text:style-name="T1"><text:tab/>firstname </text:span>varchar(20)<text:span text:style-name="T1">,</text:span></text:p>
      <text:p text:style-name="P33"><text:tab/>middlename varchar(20),</text:p>
      <text:p text:style-name="P13"><text:span text:style-name="T1"><text:tab/>lastname </text:span>varchar(20)<text:span text:style-name="T1">, </text:span></text:p>
      <text:p text:style-name="P13"><text:tab/><text:span text:style-name="T36">status varchar (30),</text:span></text:p>
      <text:p text:style-name="P15"><text:span text:style-name="T1"><text:tab/>title </text:span>varchar(100)<text:span text:style-name="T1">,</text:span></text:p>
      <text:p text:style-name="P24"><text:tab/>degree varchar(100), </text:p>
      <text:p text:style-name="P13"><text:span text:style-name="T1"><text:tab/>teaching_dept </text:span>varchar(50),</text:p>
      <text:p text:style-name="P14"><text:span text:style-name="T1"><text:tab/></text:span>admin <text:span text:style-name="T32">tinyint(1),</text:span></text:p>
      <text:p text:style-name="P14"><text:tab/><text:span text:style-name="T40">active tinyint(1),</text:span></text:p>
      <text:p text:style-name="P27"><text:tab/>PRIMARY KEY(id)</text:p>
      <text:p text:style-name="P27">);</text:p>
      <text:p text:style-name="P14"/>
      <text:p text:style-name="P23"><text:span text:style-name="T42">#</text:span>----------Insert <text:span text:style-name="T49">Faculty</text:span>----------</text:p>
      <text:p text:style-name="P12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fprefect", "fprefect@hotmail.com", "098f6bcd4621d373cade4e832627b4f6", "Ford", "Prefect", "Scholarly Academic", "Assistant Professor", "Bachelor’s", "Computer Science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adent", "adent@hotmail.com", "098f6bcd4621d373cade4e832627b4f6", "Arthur", "Dent", "Practice Academic", "Professor", "MBA", "Economics", 0, <text:span text:style-name="T46">0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zbeblebrox", "zbeblebrox@hotmail.com", "098f6bcd4621d373cade4e832627b4f6", "Zaphod", "Beblebrox", "Scholarly Practitioner", "Assistant Professor", "Specialized Master’s", "Business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tastra", "tastra@hotmail.com", "098f6bcd4621d373cade4e832627b4f6", "Trillian", "Astra", "Instructional Practitioner", "Assistant Dean", "Doctoral Program", "Finance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mandroid", "mandroid@hotmail.com", <text:soft-page-break/>"098f6bcd4621d373cade4e832627b4f6", "Marvin", "Android", "Other", "Dean", "Other", "Accounting", 1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eship", "eship@hotmail.com", "098f6bcd4621d373cade4e832627b4f6", "Eddie", "Ship", "Scholarly Practitioner", "Dean", "Specialized Master’s", "Accounting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sbartfast", "sbartfast@hotmail.com", "098f6bcd4621d373cade4e832627b4f6", "Slarti", "Bartfast", "Other", "Professor", "MBA", "Accounting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dthought", "dthought@hotmail.com", "098f6bcd4621d373cade4e832627b4f6", "Deep", "Thought", "Instructional Practitioner", "Assistant Professor", "Doctoral Program", "Accounting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bmouse", "bmouse@hotmail.com", "098f6bcd4621d373cade4e832627b4f6", "Benjy", "Mouse", "Scholarly Academic", "Dean", "Other", "Accounting", 0, <text:span text:style-name="T41">1</text:span>);</text:p>
      <text:p text:style-name="P34"/>
      <text:p text:style-name="P35">INSERT INTO <text:span text:style-name="T47">faculty</text:span> (username, email, password, firstname, lastname, status, title, degree, <text:span text:style-name="T1">teaching_dept</text:span>, admin, <text:span text:style-name="T42">active</text:span>) VALUES ("fmouse", "fmouse@hotmail.com", "098f6bcd4621d373cade4e832627b4f6", "Frankie", "Mouse", "Practice Academic", "Dean", "Bachelor’s", "Accounting", 0, <text:span text:style-name="T41">1</text:span>);</text:p>
      <text:p text:style-name="P36"/>
      <text:p text:style-name="P11"><text:span text:style-name="T42">#</text:span>–--------Create <text:span text:style-name="T43">courses_taught</text:span> Table----------</text:p>
      <text:p text:style-name="P25"/>
      <text:p text:style-name="P25">CREATE TABLE courses_taught (</text:p>
      <text:p text:style-name="P25"><text:tab/>id int(11) NOT NULL AUTO_INCREMENT,</text:p>
      <text:p text:style-name="P31"><text:tab/><text:span text:style-name="T47">fac</text:span>_id int(11), </text:p>
      <text:p text:style-name="P25"><text:tab/>year int(4),</text:p>
      <text:p text:style-name="P25"><text:tab/>session varchar(35),</text:p>
      <text:p text:style-name="P25"><text:tab/>department varchar(10),</text:p>
      <text:p text:style-name="P25"><text:tab/>course <text:span text:style-name="T45">varchar</text:span>(4),</text:p>
      <text:p text:style-name="P25"><text:tab/>title varchar(<text:span text:style-name="T5">5</text:span>0),</text:p>
      <text:p text:style-name="P25"><text:tab/>enrollment int(3),</text:p>
      <text:p text:style-name="P25"><text:tab/><text:span text:style-name="T33">class_type tinyint(1),</text:span></text:p>
      <text:p text:style-name="P25"><text:tab/>PRIMARY KEY (id),</text:p>
      <text:p text:style-name="P31"><text:tab/>FOREIGN KEY(<text:span text:style-name="T47">fac</text:span>_id) REFERENCES <text:span text:style-name="T47">faculty</text:span>(id)</text:p>
      <text:p text:style-name="P25">);</text:p>
      <text:p text:style-name="P25"><text:soft-page-break/></text:p>
      <text:p text:style-name="P17"><text:span text:style-name="T42">#</text:span>----------Insert Teacher Schedule----------</text:p>
      <text:p text:style-name="P18"><text:span text:style-name="Source_20_Text"><text:span text:style-name="T10"/></text:span></text:p>
      <text:p text:style-name="P21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</text:span></text:span><text:span text:style-name="Source_20_Text"><text:span text:style-name="T25">7</text:span></text:span><text:span text:style-name="Source_20_Text"><text:span text:style-name="T10">, "</text:span></text:span><text:span text:style-name="Source_20_Text"><text:span text:style-name="T13">SpSum</text:span></text:span><text:span text:style-name="Source_20_Text"><text:span text:style-name="T10">", "</text:span></text:span><text:span text:style-name="Source_20_Text"><text:span text:style-name="T16">01</text:span></text:span><text:span text:style-name="Source_20_Text"><text:span text:style-name="T10">", "</text:span></text:span><text:span text:style-name="Source_20_Text"><text:span text:style-name="T16">001</text:span></text:span><text:span text:style-name="Source_20_Text"><text:span text:style-name="T10">", "</text:span></text:span><text:span text:style-name="Source_20_Text"><text:span text:style-name="T16">First Entry - Lec</text:span></text:span><text:span text:style-name="Source_20_Text"><text:span text:style-name="T10">", </text:span></text:span><text:span text:style-name="Source_20_Text"><text:span text:style-name="T18">01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18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13">SpSum</text:span></text:span><text:span text:style-name="Source_20_Text"><text:span text:style-name="T10">", "</text:span></text:span><text:span text:style-name="Source_20_Text"><text:span text:style-name="T16">02</text:span></text:span><text:span text:style-name="Source_20_Text"><text:span text:style-name="T10">", "</text:span></text:span><text:span text:style-name="Source_20_Text"><text:span text:style-name="T16">002</text:span></text:span><text:span text:style-name="Source_20_Text"><text:span text:style-name="T10">", "</text:span></text:span><text:span text:style-name="Source_20_Text"><text:span text:style-name="T16">Second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0">2, </text:span></text:span><text:span text:style-name="Source_20_Text"><text:span text:style-name="T15">0</text:span></text:span><text:span text:style-name="Source_20_Text"><text:span text:style-name="T10">);</text:span></text:span></text:p>
      <text:p text:style-name="P4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3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19">Spring</text:span></text:span><text:span text:style-name="Source_20_Text"><text:span text:style-name="T10">", "</text:span></text:span><text:span text:style-name="Source_20_Text"><text:span text:style-name="T16">03</text:span></text:span><text:span text:style-name="Source_20_Text"><text:span text:style-name="T10">", "</text:span></text:span><text:span text:style-name="Source_20_Text"><text:span text:style-name="T16">003</text:span></text:span><text:span text:style-name="Source_20_Text"><text:span text:style-name="T10">", "</text:span></text:span><text:span text:style-name="Source_20_Text"><text:span text:style-name="T16">Third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3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4">)</text:span></text:span><text:span text:style-name="Source_20_Text"><text:span text:style-name="T10">;</text:span></text:span></text:p>
      <text:p text:style-name="P4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3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13">SpSum</text:span></text:span><text:span text:style-name="Source_20_Text"><text:span text:style-name="T10">", "</text:span></text:span><text:span text:style-name="Source_20_Text"><text:span text:style-name="T16">04</text:span></text:span><text:span text:style-name="Source_20_Text"><text:span text:style-name="T10">", "</text:span></text:span><text:span text:style-name="Source_20_Text"><text:span text:style-name="T16">004</text:span></text:span><text:span text:style-name="Source_20_Text"><text:span text:style-name="T10">", "</text:span></text:span><text:span text:style-name="Source_20_Text"><text:span text:style-name="T16">Fourth Entry - Lab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4</text:span></text:span><text:span text:style-name="Source_20_Text"><text:span text:style-name="T10">, 1</text:span></text:span><text:span text:style-name="Source_20_Text"><text:span text:style-name="T14">)</text:span></text:span><text:span text:style-name="Source_20_Text"><text:span text:style-name="T10">;</text:span></text:span></text:p>
      <text:p text:style-name="P4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3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19">SpSum</text:span></text:span><text:span text:style-name="Source_20_Text"><text:span text:style-name="T10">", "</text:span></text:span><text:span text:style-name="Source_20_Text"><text:span text:style-name="T19">05</text:span></text:span><text:span text:style-name="Source_20_Text"><text:span text:style-name="T10">", "</text:span></text:span><text:span text:style-name="Source_20_Text"><text:span text:style-name="T19">005</text:span></text:span><text:span text:style-name="Source_20_Text"><text:span text:style-name="T10">", "</text:span></text:span><text:span text:style-name="Source_20_Text"><text:span text:style-name="T19">Fifth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5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4"><text:span text:style-name="Source_20_Text"><text:span text:style-name="T10"/></text:span></text:p>
      <text:p text:style-name="P9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3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6</text:span></text:span><text:span text:style-name="Source_20_Text"><text:span text:style-name="T10">", "</text:span></text:span><text:span text:style-name="Source_20_Text"><text:span text:style-name="T19">00</text:span></text:span><text:span text:style-name="Source_20_Text"><text:span text:style-name="T10">6", "</text:span></text:span><text:span text:style-name="Source_20_Text"><text:span text:style-name="T19">Sixth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6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4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7</text:span></text:span><text:span text:style-name="Source_20_Text"><text:span text:style-name="T10">", "</text:span></text:span><text:span text:style-name="Source_20_Text"><text:span text:style-name="T19">007</text:span></text:span><text:span text:style-name="Source_20_Text"><text:span text:style-name="T10">", "</text:span></text:span><text:span text:style-name="Source_20_Text"><text:span text:style-name="T19">Seventh Entry - Lec</text:span></text:span><text:span text:style-name="Source_20_Text"><text:span text:style-name="T10">", </text:span></text:span><text:span text:style-name="Source_20_Text"><text:span text:style-name="T18">07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4"/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8</text:span></text:span><text:span text:style-name="Source_20_Text"><text:span text:style-name="T10">", "</text:span></text:span><text:span text:style-name="Source_20_Text"><text:span text:style-name="T19">008</text:span></text:span><text:span text:style-name="Source_20_Text"><text:span text:style-name="T10">", "</text:span></text:span><text:span text:style-name="Source_20_Text"><text:span text:style-name="T19">Eighth Entry - Lab</text:span></text:span><text:span text:style-name="Source_20_Text"><text:span text:style-name="T10">", </text:span></text:span><text:span text:style-name="Source_20_Text"><text:span text:style-name="T18">08</text:span></text:span><text:span text:style-name="Source_20_Text"><text:span text:style-name="T10">, 1);</text:span></text:span></text:p>
      <text:p text:style-name="P5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9</text:span></text:span><text:span text:style-name="Source_20_Text"><text:span text:style-name="T10">", "</text:span></text:span><text:span text:style-name="Source_20_Text"><text:span text:style-name="T19">009</text:span></text:span><text:span text:style-name="Source_20_Text"><text:span text:style-name="T10">", "</text:span></text:span><text:span text:style-name="Source_20_Text"><text:span text:style-name="T21">Ninth</text:span></text:span><text:span text:style-name="Source_20_Text"><text:span text:style-name="T19"> Entry - Lec</text:span></text:span><text:span text:style-name="Source_20_Text"><text:span text:style-name="T10">", </text:span></text:span><text:span text:style-name="Source_20_Text"><text:span text:style-name="T18">09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5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9">Fall</text:span></text:span><text:span text:style-name="Source_20_Text"><text:span text:style-name="T10">", "</text:span></text:span><text:span text:style-name="Source_20_Text"><text:span text:style-name="T19">10</text:span></text:span><text:span text:style-name="Source_20_Text"><text:span text:style-name="T10">", "</text:span></text:span><text:span text:style-name="Source_20_Text"><text:span text:style-name="T19">010</text:span></text:span><text:span text:style-name="Source_20_Text"><text:span text:style-name="T10">", "</text:span></text:span><text:span text:style-name="Source_20_Text"><text:span text:style-name="T19">Tenth Entry - Lec</text:span></text:span><text:span text:style-name="Source_20_Text"><text:span text:style-name="T10">", </text:span></text:span><text:span text:style-name="Source_20_Text"><text:span text:style-name="T18">10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4"/>
      <text:p text:style-name="P8"><text:span text:style-name="Source_20_Text"><text:span text:style-name="T10">INSERT INTO courses_taught(</text:span></text:span><text:span text:style-name="Source_20_Text"><text:span text:style-name="T27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1</text:span></text:span><text:span text:style-name="Source_20_Text"><text:span text:style-name="T10">", "</text:span></text:span><text:span text:style-name="Source_20_Text"><text:span text:style-name="T19">011</text:span></text:span><text:span text:style-name="Source_20_Text"><text:span text:style-name="T10">", "</text:span></text:span><text:span text:style-name="Source_20_Text"><text:span text:style-name="T19">Eleventh Entry - Lec</text:span></text:span><text:span text:style-name="Source_20_Text"><text:span text:style-name="T10">", </text:span></text:span><text:span text:style-name="Source_20_Text"><text:span text:style-name="T18">11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4"/>
      <text:p text:style-name="P10"><text:soft-page-break/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2</text:span></text:span><text:span text:style-name="Source_20_Text"><text:span text:style-name="T10">", "</text:span></text:span><text:span text:style-name="Source_20_Text"><text:span text:style-name="T19">012</text:span></text:span><text:span text:style-name="Source_20_Text"><text:span text:style-name="T10">", "</text:span></text:span><text:span text:style-name="Source_20_Text"><text:span text:style-name="T26">Twelveth</text:span></text:span><text:span text:style-name="Source_20_Text"><text:span text:style-name="T19"> Entry - Lab</text:span></text:span><text:span text:style-name="Source_20_Text"><text:span text:style-name="T10">", </text:span></text:span><text:span text:style-name="Source_20_Text"><text:span text:style-name="T18">12</text:span></text:span><text:span text:style-name="Source_20_Text"><text:span text:style-name="T10">, 1);</text:span></text:span></text:p>
      <text:p text:style-name="P5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3</text:span></text:span><text:span text:style-name="Source_20_Text"><text:span text:style-name="T10">", "</text:span></text:span><text:span text:style-name="Source_20_Text"><text:span text:style-name="T19">013</text:span></text:span><text:span text:style-name="Source_20_Text"><text:span text:style-name="T10">", "</text:span></text:span><text:span text:style-name="Source_20_Text"><text:span text:style-name="T19">Thirteenth Entry - Lec</text:span></text:span><text:span text:style-name="Source_20_Text"><text:span text:style-name="T10">", </text:span></text:span><text:span text:style-name="Source_20_Text"><text:span text:style-name="T18">13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5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4">1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4</text:span></text:span><text:span text:style-name="Source_20_Text"><text:span text:style-name="T10">", "</text:span></text:span><text:span text:style-name="Source_20_Text"><text:span text:style-name="T19">014</text:span></text:span><text:span text:style-name="Source_20_Text"><text:span text:style-name="T10">", "</text:span></text:span><text:span text:style-name="Source_20_Text"><text:span text:style-name="T19">Fourteenth Entry - Lec</text:span></text:span><text:span text:style-name="Source_20_Text"><text:span text:style-name="T10">", </text:span></text:span><text:span text:style-name="Source_20_Text"><text:span text:style-name="T18">14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5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2">4</text:span></text:span><text:span text:style-name="Source_20_Text"><text:span text:style-name="T10">, 2017, "Spring", "</text:span></text:span><text:span text:style-name="Source_20_Text"><text:span text:style-name="T19">15</text:span></text:span><text:span text:style-name="Source_20_Text"><text:span text:style-name="T10">", "</text:span></text:span><text:span text:style-name="Source_20_Text"><text:span text:style-name="T19">015</text:span></text:span><text:span text:style-name="Source_20_Text"><text:span text:style-name="T10">", "</text:span></text:span><text:span text:style-name="Source_20_Text"><text:span text:style-name="T19">Fifteenth Entry - Lec</text:span></text:span><text:span text:style-name="Source_20_Text"><text:span text:style-name="T10">", </text:span></text:span><text:span text:style-name="Source_20_Text"><text:span text:style-name="T18">15</text:span></text:span><text:span text:style-name="Source_20_Text"><text:span text:style-name="T10">, 0);</text:span></text:span></text:p>
      <text:p text:style-name="P3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5, 2017, "Spring", "</text:span></text:span><text:span text:style-name="Source_20_Text"><text:span text:style-name="T19">16</text:span></text:span><text:span text:style-name="Source_20_Text"><text:span text:style-name="T10">", "</text:span></text:span><text:span text:style-name="Source_20_Text"><text:span text:style-name="T19">016</text:span></text:span><text:span text:style-name="Source_20_Text"><text:span text:style-name="T10">", "</text:span></text:span><text:span text:style-name="Source_20_Text"><text:span text:style-name="T19">Sixteenth Entry - Lec</text:span></text:span><text:span text:style-name="Source_20_Text"><text:span text:style-name="T10">", </text:span></text:span><text:span text:style-name="Source_20_Text"><text:span text:style-name="T18">16</text:span></text:span><text:span text:style-name="Source_20_Text"><text:span text:style-name="T10">, 0</text:span></text:span><text:span text:style-name="Source_20_Text"><text:span text:style-name="T14">)</text:span></text:span><text:span text:style-name="Source_20_Text"><text:span text:style-name="T10">;</text:span></text:span></text:p>
      <text:p text:style-name="P3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5, 2017, "Spring", "</text:span></text:span><text:span text:style-name="Source_20_Text"><text:span text:style-name="T20">17</text:span></text:span><text:span text:style-name="Source_20_Text"><text:span text:style-name="T10">", "</text:span></text:span><text:span text:style-name="Source_20_Text"><text:span text:style-name="T20">017</text:span></text:span><text:span text:style-name="Source_20_Text"><text:span text:style-name="T10">", "</text:span></text:span><text:span text:style-name="Source_20_Text"><text:span text:style-name="T20">Seventeenth Entry - Lec</text:span></text:span><text:span text:style-name="Source_20_Text"><text:span text:style-name="T10">", </text:span></text:span><text:span text:style-name="Source_20_Text"><text:span text:style-name="T18">17</text:span></text:span><text:span text:style-name="Source_20_Text"><text:span text:style-name="T10">, 0);</text:span></text:span></text:p>
      <text:p text:style-name="P3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12">5</text:span></text:span><text:span text:style-name="Source_20_Text"><text:span text:style-name="T10">, 2017, "Spring", "</text:span></text:span><text:span text:style-name="Source_20_Text"><text:span text:style-name="T20">18</text:span></text:span><text:span text:style-name="Source_20_Text"><text:span text:style-name="T10">", "</text:span></text:span><text:span text:style-name="Source_20_Text"><text:span text:style-name="T20">018</text:span></text:span><text:span text:style-name="Source_20_Text"><text:span text:style-name="T10">", "</text:span></text:span><text:span text:style-name="Source_20_Text"><text:span text:style-name="T20">Eighteenth Entry - Lec</text:span></text:span><text:span text:style-name="Source_20_Text"><text:span text:style-name="T10">", </text:span></text:span><text:span text:style-name="Source_20_Text"><text:span text:style-name="T18">18</text:span></text:span><text:span text:style-name="Source_20_Text"><text:span text:style-name="T10">, 0);</text:span></text:span></text:p>
      <text:p text:style-name="P6"><text:span text:style-name="Source_20_Text"><text:span text:style-name="T6"/></text:span></text:p>
      <text:p text:style-name="P21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</text:span></text:span><text:span text:style-name="Source_20_Text"><text:span text:style-name="T25">7</text:span></text:span><text:span text:style-name="Source_20_Text"><text:span text:style-name="T10">, "</text:span></text:span><text:span text:style-name="Source_20_Text"><text:span text:style-name="T13">SpSum</text:span></text:span><text:span text:style-name="Source_20_Text"><text:span text:style-name="T10">", "</text:span></text:span><text:span text:style-name="Source_20_Text"><text:span text:style-name="T16">01</text:span></text:span><text:span text:style-name="Source_20_Text"><text:span text:style-name="T10">", "</text:span></text:span><text:span text:style-name="Source_20_Text"><text:span text:style-name="T16">001</text:span></text:span><text:span text:style-name="Source_20_Text"><text:span text:style-name="T10">", "</text:span></text:span><text:span text:style-name="Source_20_Text"><text:span text:style-name="T16">First Entry - Lec</text:span></text:span><text:span text:style-name="Source_20_Text"><text:span text:style-name="T10">", </text:span></text:span><text:span text:style-name="Source_20_Text"><text:span text:style-name="T18">01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20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13">SpSum</text:span></text:span><text:span text:style-name="Source_20_Text"><text:span text:style-name="T10">", "</text:span></text:span><text:span text:style-name="Source_20_Text"><text:span text:style-name="T16">02</text:span></text:span><text:span text:style-name="Source_20_Text"><text:span text:style-name="T10">", "</text:span></text:span><text:span text:style-name="Source_20_Text"><text:span text:style-name="T16">002</text:span></text:span><text:span text:style-name="Source_20_Text"><text:span text:style-name="T10">", "</text:span></text:span><text:span text:style-name="Source_20_Text"><text:span text:style-name="T16">Second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0">2, </text:span></text:span><text:span text:style-name="Source_20_Text"><text:span text:style-name="T15">0</text:span></text:span><text:span text:style-name="Source_20_Text"><text:span text:style-name="T10">)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25">SpSum</text:span></text:span><text:span text:style-name="Source_20_Text"><text:span text:style-name="T10">", "</text:span></text:span><text:span text:style-name="Source_20_Text"><text:span text:style-name="T16">03</text:span></text:span><text:span text:style-name="Source_20_Text"><text:span text:style-name="T10">", "</text:span></text:span><text:span text:style-name="Source_20_Text"><text:span text:style-name="T16">003</text:span></text:span><text:span text:style-name="Source_20_Text"><text:span text:style-name="T10">", "</text:span></text:span><text:span text:style-name="Source_20_Text"><text:span text:style-name="T16">Third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3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4">)</text:span></text:span><text:span text:style-name="Source_20_Text"><text:span text:style-name="T10">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25">Fall</text:span></text:span><text:span text:style-name="Source_20_Text"><text:span text:style-name="T10">", "</text:span></text:span><text:span text:style-name="Source_20_Text"><text:span text:style-name="T16">04</text:span></text:span><text:span text:style-name="Source_20_Text"><text:span text:style-name="T10">", "</text:span></text:span><text:span text:style-name="Source_20_Text"><text:span text:style-name="T16">004</text:span></text:span><text:span text:style-name="Source_20_Text"><text:span text:style-name="T10">", "</text:span></text:span><text:span text:style-name="Source_20_Text"><text:span text:style-name="T16">Fourth Entry - Lab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4</text:span></text:span><text:span text:style-name="Source_20_Text"><text:span text:style-name="T10">, 1</text:span></text:span><text:span text:style-name="Source_20_Text"><text:span text:style-name="T14">)</text:span></text:span><text:span text:style-name="Source_20_Text"><text:span text:style-name="T10">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</text:span></text:span><text:span text:style-name="Source_20_Text"><text:span text:style-name="T25">Fall</text:span></text:span><text:span text:style-name="Source_20_Text"><text:span text:style-name="T10">", "</text:span></text:span><text:span text:style-name="Source_20_Text"><text:span text:style-name="T19">05</text:span></text:span><text:span text:style-name="Source_20_Text"><text:span text:style-name="T10">", "</text:span></text:span><text:span text:style-name="Source_20_Text"><text:span text:style-name="T19">005</text:span></text:span><text:span text:style-name="Source_20_Text"><text:span text:style-name="T10">", "</text:span></text:span><text:span text:style-name="Source_20_Text"><text:span text:style-name="T19">Fifth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5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><text:span text:style-name="Source_20_Text"><text:span text:style-name="T10"/></text:span></text:p>
      <text:p text:style-name="P8"><text:soft-page-break/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6</text:span></text:span><text:span text:style-name="Source_20_Text"><text:span text:style-name="T10">", "</text:span></text:span><text:span text:style-name="Source_20_Text"><text:span text:style-name="T19">00</text:span></text:span><text:span text:style-name="Source_20_Text"><text:span text:style-name="T10">6", "</text:span></text:span><text:span text:style-name="Source_20_Text"><text:span text:style-name="T19">Sixth Entry - Lec</text:span></text:span><text:span text:style-name="Source_20_Text"><text:span text:style-name="T10">", </text:span></text:span><text:span text:style-name="Source_20_Text"><text:span text:style-name="T18">0</text:span></text:span><text:span text:style-name="Source_20_Text"><text:span text:style-name="T17">6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7</text:span></text:span><text:span text:style-name="Source_20_Text"><text:span text:style-name="T10">", "</text:span></text:span><text:span text:style-name="Source_20_Text"><text:span text:style-name="T19">007</text:span></text:span><text:span text:style-name="Source_20_Text"><text:span text:style-name="T10">", "</text:span></text:span><text:span text:style-name="Source_20_Text"><text:span text:style-name="T19">Seventh Entry - Lec</text:span></text:span><text:span text:style-name="Source_20_Text"><text:span text:style-name="T10">", </text:span></text:span><text:span text:style-name="Source_20_Text"><text:span text:style-name="T18">07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/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7</text:span></text:span><text:span text:style-name="Source_20_Text"><text:span text:style-name="T10">, "Fall", "</text:span></text:span><text:span text:style-name="Source_20_Text"><text:span text:style-name="T19">08</text:span></text:span><text:span text:style-name="Source_20_Text"><text:span text:style-name="T10">", "</text:span></text:span><text:span text:style-name="Source_20_Text"><text:span text:style-name="T19">008</text:span></text:span><text:span text:style-name="Source_20_Text"><text:span text:style-name="T10">", "</text:span></text:span><text:span text:style-name="Source_20_Text"><text:span text:style-name="T19">Eighth Entry - Lab</text:span></text:span><text:span text:style-name="Source_20_Text"><text:span text:style-name="T10">", </text:span></text:span><text:span text:style-name="Source_20_Text"><text:span text:style-name="T18">08</text:span></text:span><text:span text:style-name="Source_20_Text"><text:span text:style-name="T10">, 1)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</text:span></text:span><text:span text:style-name="Source_20_Text"><text:span text:style-name="T25">8</text:span></text:span><text:span text:style-name="Source_20_Text"><text:span text:style-name="T10">, "</text:span></text:span><text:span text:style-name="Source_20_Text"><text:span text:style-name="T25">Spring</text:span></text:span><text:span text:style-name="Source_20_Text"><text:span text:style-name="T10">", "</text:span></text:span><text:span text:style-name="Source_20_Text"><text:span text:style-name="T19">09</text:span></text:span><text:span text:style-name="Source_20_Text"><text:span text:style-name="T10">", "</text:span></text:span><text:span text:style-name="Source_20_Text"><text:span text:style-name="T19">009</text:span></text:span><text:span text:style-name="Source_20_Text"><text:span text:style-name="T10">", "</text:span></text:span><text:span text:style-name="Source_20_Text"><text:span text:style-name="T21">Ninth</text:span></text:span><text:span text:style-name="Source_20_Text"><text:span text:style-name="T19"> Entry - Lec</text:span></text:span><text:span text:style-name="Source_20_Text"><text:span text:style-name="T10">", </text:span></text:span><text:span text:style-name="Source_20_Text"><text:span text:style-name="T18">09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25">Spring</text:span></text:span><text:span text:style-name="Source_20_Text"><text:span text:style-name="T10">", "</text:span></text:span><text:span text:style-name="Source_20_Text"><text:span text:style-name="T19">10</text:span></text:span><text:span text:style-name="Source_20_Text"><text:span text:style-name="T10">", "</text:span></text:span><text:span text:style-name="Source_20_Text"><text:span text:style-name="T19">010</text:span></text:span><text:span text:style-name="Source_20_Text"><text:span text:style-name="T10">", "</text:span></text:span><text:span text:style-name="Source_20_Text"><text:span text:style-name="T19">Tenth Entry - Lec</text:span></text:span><text:span text:style-name="Source_20_Text"><text:span text:style-name="T10">", </text:span></text:span><text:span text:style-name="Source_20_Text"><text:span text:style-name="T18">10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/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1</text:span></text:span><text:span text:style-name="Source_20_Text"><text:span text:style-name="T10">", "</text:span></text:span><text:span text:style-name="Source_20_Text"><text:span text:style-name="T19">011</text:span></text:span><text:span text:style-name="Source_20_Text"><text:span text:style-name="T10">", "</text:span></text:span><text:span text:style-name="Source_20_Text"><text:span text:style-name="T19">Eleventh Entry - Lec</text:span></text:span><text:span text:style-name="Source_20_Text"><text:span text:style-name="T10">", </text:span></text:span><text:span text:style-name="Source_20_Text"><text:span text:style-name="T18">11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/>
      <text:p text:style-name="P10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2</text:span></text:span><text:span text:style-name="Source_20_Text"><text:span text:style-name="T10">", "</text:span></text:span><text:span text:style-name="Source_20_Text"><text:span text:style-name="T19">012</text:span></text:span><text:span text:style-name="Source_20_Text"><text:span text:style-name="T10">", "</text:span></text:span><text:span text:style-name="Source_20_Text"><text:span text:style-name="T26">Twelveth</text:span></text:span><text:span text:style-name="Source_20_Text"><text:span text:style-name="T19"> Entry - Lab</text:span></text:span><text:span text:style-name="Source_20_Text"><text:span text:style-name="T10">", </text:span></text:span><text:span text:style-name="Source_20_Text"><text:span text:style-name="T18">12</text:span></text:span><text:span text:style-name="Source_20_Text"><text:span text:style-name="T10">, 1);</text:span></text:span></text:p>
      <text:p text:style-name="P7"><text:span text:style-name="Source_20_Text"><text:span text:style-name="T10"/></text:span></text:p>
      <text:p text:style-name="P8"><text:span text:style-name="Source_20_Text"><text:span text:style-name="T10">INSERT INTO courses_taught(</text:span></text:span><text:span text:style-name="Source_20_Text"><text:span text:style-name="T28">fac</text:span></text:span><text:span text:style-name="Source_20_Text"><text:span text:style-name="T10">_id, year, session, department, course, title, enrollment, </text:span></text:span><text:span text:style-name="Source_20_Text"><text:span text:style-name="T14">class_type</text:span></text:span><text:span text:style-name="Source_20_Text"><text:span text:style-name="T10">) VALUES (</text:span></text:span><text:span text:style-name="Source_20_Text"><text:span text:style-name="T25">2</text:span></text:span><text:span text:style-name="Source_20_Text"><text:span text:style-name="T10">, </text:span></text:span><text:span text:style-name="Source_20_Text"><text:span text:style-name="T14">2018</text:span></text:span><text:span text:style-name="Source_20_Text"><text:span text:style-name="T10">, "</text:span></text:span><text:span text:style-name="Source_20_Text"><text:span text:style-name="T13">Spring</text:span></text:span><text:span text:style-name="Source_20_Text"><text:span text:style-name="T10">", "</text:span></text:span><text:span text:style-name="Source_20_Text"><text:span text:style-name="T19">13</text:span></text:span><text:span text:style-name="Source_20_Text"><text:span text:style-name="T10">", "</text:span></text:span><text:span text:style-name="Source_20_Text"><text:span text:style-name="T19">013</text:span></text:span><text:span text:style-name="Source_20_Text"><text:span text:style-name="T10">", "</text:span></text:span><text:span text:style-name="Source_20_Text"><text:span text:style-name="T19">Thirteenth Entry - Lec</text:span></text:span><text:span text:style-name="Source_20_Text"><text:span text:style-name="T10">", </text:span></text:span><text:span text:style-name="Source_20_Text"><text:span text:style-name="T18">13</text:span></text:span><text:span text:style-name="Source_20_Text"><text:span text:style-name="T10">, </text:span></text:span><text:span text:style-name="Source_20_Text"><text:span text:style-name="T15">0</text:span></text:span><text:span text:style-name="Source_20_Text"><text:span text:style-name="T10">);</text:span></text:span></text:p>
      <text:p text:style-name="P7"><text:span text:style-name="Source_20_Text"><text:span text:style-name="T10"/></text:span></text:p>
      <text:p text:style-name="P1"><text:span text:style-name="Source_20_Text"><text:span text:style-name="T24">#</text:span></text:span><text:span text:style-name="Source_20_Text"><text:span text:style-name="T6">-----</text:span></text:span><text:span text:style-name="Source_20_Text"><text:span text:style-name="T7">-----Creating</text:span></text:span><text:span text:style-name="Source_20_Text"><text:span text:style-name="T8"> Contributions----------</text:span></text:span></text:p>
      <text:p text:style-name="P2"><text:span text:style-name="Source_20_Text"><text:span text:style-name="T8"/></text:span></text:p>
      <text:p text:style-name="P26">CREATE TABLE <text:span text:style-name="T31">contributions</text:span> (</text:p>
      <text:p text:style-name="P26"><text:tab/>id int(11) NOT NULL AUTO_INCREMENT,</text:p>
      <text:p text:style-name="P26"><text:tab/><text:span text:style-name="T48">fac</text:span>_id int(11), </text:p>
      <text:p text:style-name="P26"><text:tab/><text:span text:style-name="T51">date</text:span> <text:span text:style-name="T51">varchar</text:span>(<text:span text:style-name="T51">10</text:span>),</text:p>
      <text:p text:style-name="P26"><text:tab/><text:span text:style-name="T35">type varchar(10),</text:span></text:p>
      <text:p text:style-name="P26"><text:tab/><text:span text:style-name="T35">category varchar(1),</text:span></text:p>
      <text:p text:style-name="P26"><text:tab/><text:span text:style-name="T35">specifics varchar(160),</text:span></text:p>
      <text:p text:style-name="P26"><text:tab/><text:span text:style-name="T35">text varchar(320),</text:span></text:p>
      <text:p text:style-name="P26"><text:tab/><text:span text:style-name="T35">reviewed varchar(1),</text:span></text:p>
      <text:p text:style-name="P26"><text:tab/><text:span text:style-name="T35">reviewed_notes varchar(80),</text:span></text:p>
      <text:p text:style-name="P26"><text:tab/>PRIMARY KEY (id),</text:p>
      <text:p text:style-name="P32"><text:tab/>FOREIGN KEY(<text:span text:style-name="T48">fac</text:span>_id) REFERENCES <text:span text:style-name="T48">faculty</text:span>(id)</text:p>
      <text:p text:style-name="P28"><text:span text:style-name="Source_20_Text"><text:span text:style-name="T6">);</text:span></text:span></text:p>
      <text:p text:style-name="P28"><text:span text:style-name="Source_20_Text"><text:span text:style-name="T9"/></text:span></text:p>
      <text:p text:style-name="P29"><text:span text:style-name="Source_20_Text"><text:span text:style-name="T24">#</text:span></text:span><text:span text:style-name="Source_20_Text"><text:span text:style-name="T6">----------</text:span></text:span><text:span text:style-name="Source_20_Text"><text:span text:style-name="T10">Insert Contributions----------</text:span></text:span></text:p>
      <text:p text:style-name="P28"><text:soft-page-break/><text:span text:style-name="Source_20_Text"><text:span text:style-name="T11"/></text:span></text:p>
      <text:p text:style-name="P19"><text:span text:style-name="Source_20_Text"><text:span text:style-name="T10">INSERT INTO contributions(</text:span></text:span><text:span text:style-name="Source_20_Text"><text:span text:style-name="T28">fac</text:span></text:span><text:span text:style-name="Source_20_Text"><text:span text:style-name="T10">_id, </text:span></text:span><text:span text:style-name="Source_20_Text"><text:span text:style-name="T30">date</text:span></text:span><text:span text:style-name="Source_20_Text"><text:span text:style-name="T10">, type, category, specifics, text) VALUES (1, 2017, "Research", "A", "Peer reviewed journal article", "Ford Prefect, Jane Doe, Jack Doe (2012) The Dynamic Redeployment Coverage Location Model Health Systems Vol 2, 2013, 103-119");</text:span></text:span></text:p>
      <text:p text:style-name="P19"/>
      <text:p text:style-name="P19">INSERT INTO contributions(<text:span text:style-name="T48">fac</text:span>_id, <text:span text:style-name="T51">date</text:span>, type, category, specifics, text) VALUES (1, 2017, "Research", "A", "Peer reviewed journal article", "Ford Prefect, Jane Doe, <text:span text:style-name="T44">J</text:span>ack Doe (2010) The Value of IS to SMEs: ICT as Signal and Symbol of Legitimacy and Competitiveness International Journal of E-Business Research, Vol. 5, No 1, January 2009, Pages 65 - 9");</text:p>
      <text:p text:style-name="P19"/>
      <text:p text:style-name="P19">INSERT INTO contributions(<text:span text:style-name="T48">fac</text:span>_id, <text:span text:style-name="T51">date</text:span>, type, category, specifics, text) VALUES (1, 2017, "Research", "B", "Conference proceedings", "Ford Prefect, Jane Doe, Jack Hammer (2012) A Spreadsheet Based Decision Support System For Production and Distribution Planning European Conference of Operations Research 2013");</text:p>
      <text:p text:style-name="P19"/>
      <text:p text:style-name="P19">INSERT INTO contributions(<text:span text:style-name="T48">fac</text:span>_id, <text:span text:style-name="T51">date</text:span>, type, category, specifics, text) VALUES (1, 2017, "Teaching", "A", "Faculty led student projects where there is a substantial organizational involvement", "MGT 467 (Fall 2012) Class Project Supply Chain in Hospitals in collaboration with McLeod Hospitals");</text:p>
      <text:p text:style-name="P19"/>
      <text:p text:style-name="P19">INSERT INTO contributions(<text:span text:style-name="T48">fac</text:span>_id, <text:span text:style-name="T51">date</text:span>, type, category, specifics, text) VALUES (1, 2017, "Teaching", "B", "Faculty led experimental learning for students", "MGT 373 (Spring 2012) student trip to Monster.Com and learning the importance of data analytics");</text:p>
      <text:p text:style-name="P19"/>
      <text:p text:style-name="P19">INSERT INTO contributions(<text:span text:style-name="T48">fac</text:span>_id, <text:span text:style-name="T51">date</text:span>, type, category, specifics, text) VALUES (1, 2017, "Service", "A", "Obtaining and maintaining appropriate profession certification", "Consulting Earned 75 Professional development points to maintaining the APICS CPIM certification");</text:p>
      <text:p text:style-name="P19"/>
      <text:p text:style-name="P30"><text:span text:style-name="Source_20_Text"><text:span text:style-name="T24">#</text:span></text:span><text:span text:style-name="Source_20_Text"><text:span text:style-name="T6">----------</text:span></text:span><text:span text:style-name="Source_20_Text"><text:span text:style-name="T22">Create Education</text:span></text:span><text:span text:style-name="Source_20_Text"><text:span text:style-name="T10">----------</text:span></text:span></text:p>
      <text:p text:style-name="P37">CREATE TABLE `faculty_education` (</text:p>
      <text:p text:style-name="P37"><text:tab/>id int(11) NOT NULL AUTO_INCREMENT,</text:p>
      <text:p text:style-name="P42"><text:span text:style-name="T37"><text:tab/></text:span><text:span text:style-name="T39">fac</text:span><text:span text:style-name="T38">_id int(11) DEFAULT NULL,</text:span></text:p>
      <text:p text:style-name="P37"><text:tab/>degree varchar(100) DEFAULT NULL,</text:p>
      <text:p text:style-name="P37"><text:tab/><text:span text:style-name="T50">institution</text:span> varchar(100) DEFAULT NULL,</text:p>
      <text:p text:style-name="P42"><text:span text:style-name="T37"><text:tab/></text:span><text:span text:style-name="T38">year int(4),</text:span></text:p>
      <text:p text:style-name="P38"><text:tab/>PRIMARY KEY (`id`)<text:span text:style-name="T3">,</text:span></text:p>
      <text:p text:style-name="P41"><text:tab/>FOREIGN KEY(<text:span text:style-name="T48">fac</text:span>_id) REFERENCES <text:span text:style-name="T48">faculty</text:span>(id)</text:p>
      <text:p text:style-name="P39">);</text:p>
      <text:p text:style-name="P40"/>
      <text:p text:style-name="P45"><text:span text:style-name="Source_20_Text"><text:span text:style-name="T24">#</text:span></text:span><text:span text:style-name="Source_20_Text"><text:span text:style-name="T6">----------</text:span></text:span><text:span text:style-name="Source_20_Text"><text:span text:style-name="T10">Insert </text:span></text:span><text:span text:style-name="Source_20_Text"><text:span text:style-name="T22">Education</text:span></text:span><text:span text:style-name="Source_20_Text"><text:span text:style-name="T10">----------</text:span></text:span></text:p>
      <text:p text:style-name="P43"><text:soft-page-break/><text:span text:style-name="Source_20_Text"><text:span text:style-name="T23">INSERT INTO faculty_education(</text:span></text:span><text:span text:style-name="Source_20_Text"><text:span text:style-name="T28">fac</text:span></text:span><text:span text:style-name="Source_20_Text"><text:span text:style-name="T23">_id, degree, </text:span></text:span><text:span text:style-name="Source_20_Text"><text:span text:style-name="T29">institution</text:span></text:span><text:span text:style-name="Source_20_Text"><text:span text:style-name="T23">, year) VALUES (1, "Bachelors Degree", "Magrathea University", 1982);</text:span></text:span></text:p>
      <text:p text:style-name="P43"><text:span text:style-name="Source_20_Text"><text:span text:style-name="T23"/></text:span></text:p>
      <text:p text:style-name="P44"><text:span text:style-name="Source_20_Text"><text:span text:style-name="T23">INSERT INTO faculty_education(</text:span></text:span><text:span text:style-name="Source_20_Text"><text:span text:style-name="T28">fac</text:span></text:span><text:span text:style-name="Source_20_Text"><text:span text:style-name="T23">_id, degree, </text:span></text:span><text:span text:style-name="Source_20_Text"><text:span text:style-name="T29">institution</text:span></text:span><text:span text:style-name="Source_20_Text"><text:span text:style-name="T23">, year) VALUES (1, "Masters Degree", "Magrathea University", 1984);</text:span></text:span></text:p>
      <text:p text:style-name="P43"><text:span text:style-name="Source_20_Text"><text:span text:style-name="T23"/></text:span></text:p>
      <text:p text:style-name="P44"><text:span text:style-name="Source_20_Text"><text:span text:style-name="T23">INSERT INTO faculty_education(</text:span></text:span><text:span text:style-name="Source_20_Text"><text:span text:style-name="T28">fac</text:span></text:span><text:span text:style-name="Source_20_Text"><text:span text:style-name="T23">_id, degree, </text:span></text:span><text:span text:style-name="Source_20_Text"><text:span text:style-name="T29">institution</text:span></text:span><text:span text:style-name="Source_20_Text"><text:span text:style-name="T23">, year) VALUES (1, "Ph.D.", "Magrathea University", 1986);</text:span></text:span></text:p>
      <text:p text:style-name="P43"><text:span text:style-name="Source_20_Text"><text:span text:style-name="T23"/></text:span></text:p>
      <text:p text:style-name="P44"><text:span text:style-name="Source_20_Text"><text:span text:style-name="T23">INSERT INTO faculty_education(</text:span></text:span><text:span text:style-name="Source_20_Text"><text:span text:style-name="T28">fac</text:span></text:span><text:span text:style-name="Source_20_Text"><text:span text:style-name="T23">_id, degree, </text:span></text:span><text:span text:style-name="Source_20_Text"><text:span text:style-name="T29">institution</text:span></text:span><text:span text:style-name="Source_20_Text"><text:span text:style-name="T23">, year) VALUES (2, "Bachelors Degree", "Betelgeuse University", 1992);</text:span></text:span></text:p>
      <text:p text:style-name="P43"><text:span text:style-name="Source_20_Text"><text:span text:style-name="T23"/></text:span></text:p>
      <text:p text:style-name="P44"><text:span text:style-name="Source_20_Text"><text:span text:style-name="T23">INSERT INTO faculty_education(</text:span></text:span><text:span text:style-name="Source_20_Text"><text:span text:style-name="T28">fac</text:span></text:span><text:span text:style-name="Source_20_Text"><text:span text:style-name="T23">_id, degree, </text:span></text:span><text:span text:style-name="Source_20_Text"><text:span text:style-name="T29">institution</text:span></text:span><text:span text:style-name="Source_20_Text"><text:span text:style-name="T23">, year) VALUES (2, "Masters Degree", "Betelgeuse University", 1994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8:29:08.009321864</meta:creation-date>
    <dc:date>2018-06-23T02:11:29.305791058</dc:date>
    <meta:editing-duration>P21DT1H19M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7" meta:paragraph-count="111" meta:word-count="1418" meta:character-count="12046" meta:non-whitespace-character-count="10698"/>
  </office:meta>
</office:document-meta>
</file>